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2.051</text:p>
          </table:table-cell>
          <table:table-cell table:number-columns-repeated="102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216" calcext:value-type="float">
            <text:p>4.216</text:p>
          </table:table-cell>
          <table:table-cell table:number-columns-repeated="102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.331" calcext:value-type="float">
            <text:p>10.331</text:p>
          </table:table-cell>
          <table:table-cell table:number-columns-repeated="102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.308" calcext:value-type="float">
            <text:p>14.308</text:p>
          </table:table-cell>
          <table:table-cell table:number-columns-repeated="102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.296" calcext:value-type="float">
            <text:p>20.296</text:p>
          </table:table-cell>
          <table:table-cell table:number-columns-repeated="102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7.975" calcext:value-type="float">
            <text:p>27.975</text:p>
          </table:table-cell>
          <table:table-cell table:number-columns-repeated="102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8.52" calcext:value-type="float">
            <text:p>38.52</text:p>
          </table:table-cell>
          <table:table-cell table:number-columns-repeated="102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.321" calcext:value-type="float">
            <text:p>49.321</text:p>
          </table:table-cell>
          <table:table-cell table:number-columns-repeated="102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4.16" calcext:value-type="float">
            <text:p>64.16</text:p>
          </table:table-cell>
          <table:table-cell table:number-columns-repeated="102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6.973" calcext:value-type="float">
            <text:p>76.973</text:p>
          </table:table-cell>
          <table:table-cell table:number-columns-repeated="102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93.227" calcext:value-type="float">
            <text:p>93.227</text:p>
          </table:table-cell>
          <table:table-cell table:number-columns-repeated="102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11.326" calcext:value-type="float">
            <text:p>111.326</text:p>
          </table:table-cell>
          <table:table-cell table:number-columns-repeated="102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36.267" calcext:value-type="float">
            <text:p>136.267</text:p>
          </table:table-cell>
          <table:table-cell table:number-columns-repeated="102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2.857" calcext:value-type="float">
            <text:p>162.857</text:p>
          </table:table-cell>
          <table:table-cell table:number-columns-repeated="102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77.12" calcext:value-type="float">
            <text:p>177.12</text:p>
          </table:table-cell>
          <table:table-cell table:number-columns-repeated="102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2.787" calcext:value-type="float">
            <text:p>202.787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28.712" calcext:value-type="float">
            <text:p>228.712</text:p>
          </table:table-cell>
          <table:table-cell table:number-columns-repeated="102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5.583" calcext:value-type="float">
            <text:p>255.583</text:p>
          </table:table-cell>
          <table:table-cell table:number-columns-repeated="102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85.488" calcext:value-type="float">
            <text:p>285.488</text:p>
          </table:table-cell>
          <table:table-cell table:number-columns-repeated="102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15.954" calcext:value-type="float">
            <text:p>315.954</text:p>
          </table:table-cell>
          <table:table-cell table:number-columns-repeated="1022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349.206" calcext:value-type="float">
            <text:p>349.206</text:p>
          </table:table-cell>
          <table:table-cell table:number-columns-repeated="1022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83.355" calcext:value-type="float">
            <text:p>383.355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419.774" calcext:value-type="float">
            <text:p>419.774</text:p>
          </table:table-cell>
          <table:table-cell table:number-columns-repeated="1022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63.243" calcext:value-type="float">
            <text:p>463.243</text:p>
          </table:table-cell>
          <table:table-cell table:number-columns-repeated="1022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03.06" calcext:value-type="float">
            <text:p>503.06</text:p>
          </table:table-cell>
          <table:table-cell table:number-columns-repeated="1022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42.535" calcext:value-type="float">
            <text:p>542.535</text:p>
          </table:table-cell>
          <table:table-cell table:number-columns-repeated="1022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86.226" calcext:value-type="float">
            <text:p>586.226</text:p>
          </table:table-cell>
          <table:table-cell table:number-columns-repeated="102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27.85" calcext:value-type="float">
            <text:p>627.85</text:p>
          </table:table-cell>
          <table:table-cell table:number-columns-repeated="1022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679.298" calcext:value-type="float">
            <text:p>679.298</text:p>
          </table:table-cell>
          <table:table-cell table:number-columns-repeated="102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23.176" calcext:value-type="float">
            <text:p>723.176</text:p>
          </table:table-cell>
          <table:table-cell table:number-columns-repeated="1022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773.191" calcext:value-type="float">
            <text:p>773.191</text:p>
          </table:table-cell>
          <table:table-cell table:number-columns-repeated="1022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28.545" calcext:value-type="float">
            <text:p>828.545</text:p>
          </table:table-cell>
          <table:table-cell table:number-columns-repeated="1022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881.252" calcext:value-type="float">
            <text:p>881.252</text:p>
          </table:table-cell>
          <table:table-cell table:number-columns-repeated="1022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36.665" calcext:value-type="float">
            <text:p>936.665</text:p>
          </table:table-cell>
          <table:table-cell table:number-columns-repeated="1022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985.155" calcext:value-type="float">
            <text:p>985.155</text:p>
          </table:table-cell>
          <table:table-cell table:number-columns-repeated="1022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046.67" calcext:value-type="float">
            <text:p>1046.67</text:p>
          </table:table-cell>
          <table:table-cell table:number-columns-repeated="1022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1109.9" calcext:value-type="float">
            <text:p>1109.9</text:p>
          </table:table-cell>
          <table:table-cell table:number-columns-repeated="102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70.88" calcext:value-type="float">
            <text:p>1170.88</text:p>
          </table:table-cell>
          <table:table-cell table:number-columns-repeated="1022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1235.28" calcext:value-type="float">
            <text:p>1235.28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300.39" calcext:value-type="float">
            <text:p>1300.39</text:p>
          </table:table-cell>
          <table:table-cell table:number-columns-repeated="1022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1375.68" calcext:value-type="float">
            <text:p>1375.68</text:p>
          </table:table-cell>
          <table:table-cell table:number-columns-repeated="1022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31.65" calcext:value-type="float">
            <text:p>1431.65</text:p>
          </table:table-cell>
          <table:table-cell table:number-columns-repeated="1022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1500.67" calcext:value-type="float">
            <text:p>1500.67</text:p>
          </table:table-cell>
          <table:table-cell table:number-columns-repeated="1022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569.4" calcext:value-type="float">
            <text:p>1569.4</text:p>
          </table:table-cell>
          <table:table-cell table:number-columns-repeated="1022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1664.7" calcext:value-type="float">
            <text:p>1664.7</text:p>
          </table:table-cell>
          <table:table-cell table:number-columns-repeated="1022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895.94" calcext:value-type="float">
            <text:p>1895.94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1808.36" calcext:value-type="float">
            <text:p>1808.36</text:p>
          </table:table-cell>
          <table:table-cell table:number-columns-repeated="102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877.69" calcext:value-type="float">
            <text:p>1877.69</text:p>
          </table:table-cell>
          <table:table-cell table:number-columns-repeated="1022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2173.86" calcext:value-type="float">
            <text:p>2173.86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146.8" calcext:value-type="float">
            <text:p>2146.8</text:p>
          </table:table-cell>
          <table:table-cell table:number-columns-repeated="1022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2133.57" calcext:value-type="float">
            <text:p>2133.57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2217.78" calcext:value-type="float">
            <text:p>2217.78</text:p>
          </table:table-cell>
          <table:table-cell table:number-columns-repeated="1022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2297.5" calcext:value-type="float">
            <text:p>2297.5</text:p>
          </table:table-cell>
          <table:table-cell table:number-columns-repeated="1022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430.97" calcext:value-type="float">
            <text:p>2430.97</text:p>
          </table:table-cell>
          <table:table-cell table:number-columns-repeated="102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491.42" calcext:value-type="float">
            <text:p>2491.42</text:p>
          </table:table-cell>
          <table:table-cell table:number-columns-repeated="1022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570.95" calcext:value-type="float">
            <text:p>2570.95</text:p>
          </table:table-cell>
          <table:table-cell table:number-columns-repeated="1022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686.18" calcext:value-type="float">
            <text:p>2686.18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776.23" calcext:value-type="float">
            <text:p>2776.23</text:p>
          </table:table-cell>
          <table:table-cell table:number-columns-repeated="1022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2870.91" calcext:value-type="float">
            <text:p>2870.91</text:p>
          </table:table-cell>
          <table:table-cell table:number-columns-repeated="102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973.25" calcext:value-type="float">
            <text:p>2973.25</text:p>
          </table:table-cell>
          <table:table-cell table:number-columns-repeated="1022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077.39" calcext:value-type="float">
            <text:p>3077.39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155.6" calcext:value-type="float">
            <text:p>3155.6</text:p>
          </table:table-cell>
          <table:table-cell table:number-columns-repeated="1022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3267.36" calcext:value-type="float">
            <text:p>3267.36</text:p>
          </table:table-cell>
          <table:table-cell table:number-columns-repeated="1022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3355.52" calcext:value-type="float">
            <text:p>3355.52</text:p>
          </table:table-cell>
          <table:table-cell table:number-columns-repeated="1022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3479.15" calcext:value-type="float">
            <text:p>3479.15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3564.99" calcext:value-type="float">
            <text:p>3564.99</text:p>
          </table:table-cell>
          <table:table-cell table:number-columns-repeated="1022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3689.48" calcext:value-type="float">
            <text:p>3689.48</text:p>
          </table:table-cell>
          <table:table-cell table:number-columns-repeated="102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820.95" calcext:value-type="float">
            <text:p>3820.95</text:p>
          </table:table-cell>
          <table:table-cell table:number-columns-repeated="1022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908.53" calcext:value-type="float">
            <text:p>3908.53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4020.61" calcext:value-type="float">
            <text:p>4020.61</text:p>
          </table:table-cell>
          <table:table-cell table:number-columns-repeated="1022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4158.34" calcext:value-type="float">
            <text:p>4158.34</text:p>
          </table:table-cell>
          <table:table-cell table:number-columns-repeated="1022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4275.19" calcext:value-type="float">
            <text:p>4275.19</text:p>
          </table:table-cell>
          <table:table-cell table:number-columns-repeated="1022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383.48" calcext:value-type="float">
            <text:p>4383.48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4528.3" calcext:value-type="float">
            <text:p>4528.3</text:p>
          </table:table-cell>
          <table:table-cell table:number-columns-repeated="1022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4645.8" calcext:value-type="float">
            <text:p>4645.8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4764.73" calcext:value-type="float">
            <text:p>4764.73</text:p>
          </table:table-cell>
          <table:table-cell table:number-columns-repeated="1022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4886.46" calcext:value-type="float">
            <text:p>4886.46</text:p>
          </table:table-cell>
          <table:table-cell table:number-columns-repeated="102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24.11" calcext:value-type="float">
            <text:p>5024.11</text:p>
          </table:table-cell>
          <table:table-cell table:number-columns-repeated="1022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5139.74" calcext:value-type="float">
            <text:p>5139.74</text:p>
          </table:table-cell>
          <table:table-cell table:number-columns-repeated="102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5265.03" calcext:value-type="float">
            <text:p>5265.03</text:p>
          </table:table-cell>
          <table:table-cell table:number-columns-repeated="1022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5430.12" calcext:value-type="float">
            <text:p>5430.12</text:p>
          </table:table-cell>
          <table:table-cell table:number-columns-repeated="1022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5562.81" calcext:value-type="float">
            <text:p>5562.81</text:p>
          </table:table-cell>
          <table:table-cell table:number-columns-repeated="1022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713.53" calcext:value-type="float">
            <text:p>5713.53</text:p>
          </table:table-cell>
          <table:table-cell table:number-columns-repeated="1022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845.6" calcext:value-type="float">
            <text:p>5845.6</text:p>
          </table:table-cell>
          <table:table-cell table:number-columns-repeated="1022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5992.84" calcext:value-type="float">
            <text:p>5992.84</text:p>
          </table:table-cell>
          <table:table-cell table:number-columns-repeated="1022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6115.32" calcext:value-type="float">
            <text:p>6115.32</text:p>
          </table:table-cell>
          <table:table-cell table:number-columns-repeated="1022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6255.45" calcext:value-type="float">
            <text:p>6255.45</text:p>
          </table:table-cell>
          <table:table-cell table:number-columns-repeated="102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418.71" calcext:value-type="float">
            <text:p>6418.71</text:p>
          </table:table-cell>
          <table:table-cell table:number-columns-repeated="1022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6530.85" calcext:value-type="float">
            <text:p>6530.85</text:p>
          </table:table-cell>
          <table:table-cell table:number-columns-repeated="1022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6676.1" calcext:value-type="float">
            <text:p>6676.1</text:p>
          </table:table-cell>
          <table:table-cell table:number-columns-repeated="1022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6936.68" calcext:value-type="float">
            <text:p>6936.68</text:p>
          </table:table-cell>
          <table:table-cell table:number-columns-repeated="1022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7020.5" calcext:value-type="float">
            <text:p>7020.5</text:p>
          </table:table-cell>
          <table:table-cell table:number-columns-repeated="1022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7161.7" calcext:value-type="float">
            <text:p>7161.7</text:p>
          </table:table-cell>
          <table:table-cell table:number-columns-repeated="102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7279.72" calcext:value-type="float">
            <text:p>7279.72</text:p>
          </table:table-cell>
          <table:table-cell table:number-columns-repeated="1022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7452.71" calcext:value-type="float">
            <text:p>7452.71</text:p>
          </table:table-cell>
          <table:table-cell table:number-columns-repeated="1022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7623.61" calcext:value-type="float">
            <text:p>7623.61</text:p>
          </table:table-cell>
          <table:table-cell table:number-columns-repeated="1022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7784.76" calcext:value-type="float">
            <text:p>7784.76</text:p>
          </table:table-cell>
          <table:table-cell table:number-columns-repeated="102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935.19" calcext:value-type="float">
            <text:p>7935.19</text:p>
          </table:table-cell>
          <table:table-cell table:number-columns-repeated="1022"/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8114.58" calcext:value-type="float">
            <text:p>8114.58</text:p>
          </table:table-cell>
          <table:table-cell table:number-columns-repeated="102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286.36" calcext:value-type="float">
            <text:p>8286.36</text:p>
          </table:table-cell>
          <table:table-cell table:number-columns-repeated="1022"/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8456.05" calcext:value-type="float">
            <text:p>8456.05</text:p>
          </table:table-cell>
          <table:table-cell table:number-columns-repeated="1022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629.43" calcext:value-type="float">
            <text:p>8629.43</text:p>
          </table:table-cell>
          <table:table-cell table:number-columns-repeated="1022"/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8765.61" calcext:value-type="float">
            <text:p>8765.61</text:p>
          </table:table-cell>
          <table:table-cell table:number-columns-repeated="1022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948.25" calcext:value-type="float">
            <text:p>8948.25</text:p>
          </table:table-cell>
          <table:table-cell table:number-columns-repeated="1022"/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9097.52" calcext:value-type="float">
            <text:p>9097.52</text:p>
          </table:table-cell>
          <table:table-cell table:number-columns-repeated="1022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9296.87" calcext:value-type="float">
            <text:p>9296.87</text:p>
          </table:table-cell>
          <table:table-cell table:number-columns-repeated="1022"/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9457.45" calcext:value-type="float">
            <text:p>9457.45</text:p>
          </table:table-cell>
          <table:table-cell table:number-columns-repeated="102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617" calcext:value-type="float">
            <text:p>10617</text:p>
          </table:table-cell>
          <table:table-cell table:number-columns-repeated="1022"/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10626.5" calcext:value-type="float">
            <text:p>10626.5</text:p>
          </table:table-cell>
          <table:table-cell table:number-columns-repeated="1022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0831.6" calcext:value-type="float">
            <text:p>10831.6</text:p>
          </table:table-cell>
          <table:table-cell table:number-columns-repeated="1022"/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11051.3" calcext:value-type="float">
            <text:p>11051.3</text:p>
          </table:table-cell>
          <table:table-cell table:number-columns-repeated="1022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11192.4" calcext:value-type="float">
            <text:p>11192.4</text:p>
          </table:table-cell>
          <table:table-cell table:number-columns-repeated="1022"/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11513.3" calcext:value-type="float">
            <text:p>11513.3</text:p>
          </table:table-cell>
          <table:table-cell table:number-columns-repeated="1022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1430.4" calcext:value-type="float">
            <text:p>11430.4</text:p>
          </table:table-cell>
          <table:table-cell table:number-columns-repeated="1022"/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11198.2" calcext:value-type="float">
            <text:p>11198.2</text:p>
          </table:table-cell>
          <table:table-cell table:number-columns-repeated="1022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11444.8" calcext:value-type="float">
            <text:p>11444.8</text:p>
          </table:table-cell>
          <table:table-cell table:number-columns-repeated="1022"/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11791.8" calcext:value-type="float">
            <text:p>11791.8</text:p>
          </table:table-cell>
          <table:table-cell table:number-columns-repeated="102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895" calcext:value-type="float">
            <text:p>11895</text:p>
          </table:table-cell>
          <table:table-cell table:number-columns-repeated="1022"/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12317.8" calcext:value-type="float">
            <text:p>12317.8</text:p>
          </table:table-cell>
          <table:table-cell table:number-columns-repeated="102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2338.8" calcext:value-type="float">
            <text:p>12338.8</text:p>
          </table:table-cell>
          <table:table-cell table:number-columns-repeated="1022"/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12484.8" calcext:value-type="float">
            <text:p>12484.8</text:p>
          </table:table-cell>
          <table:table-cell table:number-columns-repeated="1022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12961.2" calcext:value-type="float">
            <text:p>12961.2</text:p>
          </table:table-cell>
          <table:table-cell table:number-columns-repeated="1022"/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13045.6" calcext:value-type="float">
            <text:p>13045.6</text:p>
          </table:table-cell>
          <table:table-cell table:number-columns-repeated="102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13215.8" calcext:value-type="float">
            <text:p>13215.8</text:p>
          </table:table-cell>
          <table:table-cell table:number-columns-repeated="1022"/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13619.9" calcext:value-type="float">
            <text:p>13619.9</text:p>
          </table:table-cell>
          <table:table-cell table:number-columns-repeated="1022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636" calcext:value-type="float">
            <text:p>13636</text:p>
          </table:table-cell>
          <table:table-cell table:number-columns-repeated="1022"/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13764.5" calcext:value-type="float">
            <text:p>13764.5</text:p>
          </table:table-cell>
          <table:table-cell table:number-columns-repeated="102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4079.6" calcext:value-type="float">
            <text:p>14079.6</text:p>
          </table:table-cell>
          <table:table-cell table:number-columns-repeated="1022"/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14182.9" calcext:value-type="float">
            <text:p>14182.9</text:p>
          </table:table-cell>
          <table:table-cell table:number-columns-repeated="1022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4575" calcext:value-type="float">
            <text:p>14575</text:p>
          </table:table-cell>
          <table:table-cell table:number-columns-repeated="1022"/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14743.9" calcext:value-type="float">
            <text:p>14743.9</text:p>
          </table:table-cell>
          <table:table-cell table:number-columns-repeated="1022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5036.2" calcext:value-type="float">
            <text:p>15036.2</text:p>
          </table:table-cell>
          <table:table-cell table:number-columns-repeated="1022"/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14722.2" calcext:value-type="float">
            <text:p>14722.2</text:p>
          </table:table-cell>
          <table:table-cell table:number-columns-repeated="1022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4890.3" calcext:value-type="float">
            <text:p>14890.3</text:p>
          </table:table-cell>
          <table:table-cell table:number-columns-repeated="1022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15044.2" calcext:value-type="float">
            <text:p>15044.2</text:p>
          </table:table-cell>
          <table:table-cell table:number-columns-repeated="1022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5288" calcext:value-type="float">
            <text:p>15288</text:p>
          </table:table-cell>
          <table:table-cell table:number-columns-repeated="1022"/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15478.8" calcext:value-type="float">
            <text:p>15478.8</text:p>
          </table:table-cell>
          <table:table-cell table:number-columns-repeated="102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5762.4" calcext:value-type="float">
            <text:p>15762.4</text:p>
          </table:table-cell>
          <table:table-cell table:number-columns-repeated="1022"/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15961.4" calcext:value-type="float">
            <text:p>15961.4</text:p>
          </table:table-cell>
          <table:table-cell table:number-columns-repeated="1022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6147" calcext:value-type="float">
            <text:p>16147</text:p>
          </table:table-cell>
          <table:table-cell table:number-columns-repeated="1022"/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16400.2" calcext:value-type="float">
            <text:p>16400.2</text:p>
          </table:table-cell>
          <table:table-cell table:number-columns-repeated="1022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6647.1" calcext:value-type="float">
            <text:p>16647.1</text:p>
          </table:table-cell>
          <table:table-cell table:number-columns-repeated="1022"/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16902.2" calcext:value-type="float">
            <text:p>16902.2</text:p>
          </table:table-cell>
          <table:table-cell table:number-columns-repeated="1022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7093.5" calcext:value-type="float">
            <text:p>17093.5</text:p>
          </table:table-cell>
          <table:table-cell table:number-columns-repeated="1022"/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17367.1" calcext:value-type="float">
            <text:p>17367.1</text:p>
          </table:table-cell>
          <table:table-cell table:number-columns-repeated="1022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7524.2" calcext:value-type="float">
            <text:p>17524.2</text:p>
          </table:table-cell>
          <table:table-cell table:number-columns-repeated="1022"/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17871.1" calcext:value-type="float">
            <text:p>17871.1</text:p>
          </table:table-cell>
          <table:table-cell table:number-columns-repeated="102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8042.4" calcext:value-type="float">
            <text:p>18042.4</text:p>
          </table:table-cell>
          <table:table-cell table:number-columns-repeated="1022"/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18366.1" calcext:value-type="float">
            <text:p>18366.1</text:p>
          </table:table-cell>
          <table:table-cell table:number-columns-repeated="1022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8567.9" calcext:value-type="float">
            <text:p>18567.9</text:p>
          </table:table-cell>
          <table:table-cell table:number-columns-repeated="1022"/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18778.3" calcext:value-type="float">
            <text:p>18778.3</text:p>
          </table:table-cell>
          <table:table-cell table:number-columns-repeated="1022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9054.7" calcext:value-type="float">
            <text:p>19054.7</text:p>
          </table:table-cell>
          <table:table-cell table:number-columns-repeated="1022"/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19327.9" calcext:value-type="float">
            <text:p>19327.9</text:p>
          </table:table-cell>
          <table:table-cell table:number-columns-repeated="1022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9616.3" calcext:value-type="float">
            <text:p>19616.3</text:p>
          </table:table-cell>
          <table:table-cell table:number-columns-repeated="1022"/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20522.8" calcext:value-type="float">
            <text:p>20522.8</text:p>
          </table:table-cell>
          <table:table-cell table:number-columns-repeated="1022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20781.8" calcext:value-type="float">
            <text:p>20781.8</text:p>
          </table:table-cell>
          <table:table-cell table:number-columns-repeated="1022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21772.8" calcext:value-type="float">
            <text:p>21772.8</text:p>
          </table:table-cell>
          <table:table-cell table:number-columns-repeated="102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20886.7" calcext:value-type="float">
            <text:p>20886.7</text:p>
          </table:table-cell>
          <table:table-cell table:number-columns-repeated="1022"/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21519.2" calcext:value-type="float">
            <text:p>21519.2</text:p>
          </table:table-cell>
          <table:table-cell table:number-columns-repeated="102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21962.9" calcext:value-type="float">
            <text:p>21962.9</text:p>
          </table:table-cell>
          <table:table-cell table:number-columns-repeated="1022"/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24315.2" calcext:value-type="float">
            <text:p>24315.2</text:p>
          </table:table-cell>
          <table:table-cell table:number-columns-repeated="1022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22387.2" calcext:value-type="float">
            <text:p>22387.2</text:p>
          </table:table-cell>
          <table:table-cell table:number-columns-repeated="1022"/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23341.7" calcext:value-type="float">
            <text:p>23341.7</text:p>
          </table:table-cell>
          <table:table-cell table:number-columns-repeated="1022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23246.8" calcext:value-type="float">
            <text:p>23246.8</text:p>
          </table:table-cell>
          <table:table-cell table:number-columns-repeated="1022"/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23277.5" calcext:value-type="float">
            <text:p>23277.5</text:p>
          </table:table-cell>
          <table:table-cell table:number-columns-repeated="1022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24202.6" calcext:value-type="float">
            <text:p>24202.6</text:p>
          </table:table-cell>
          <table:table-cell table:number-columns-repeated="1022"/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24620.5" calcext:value-type="float">
            <text:p>24620.5</text:p>
          </table:table-cell>
          <table:table-cell table:number-columns-repeated="102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4808.2" calcext:value-type="float">
            <text:p>24808.2</text:p>
          </table:table-cell>
          <table:table-cell table:number-columns-repeated="1022"/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25043.3" calcext:value-type="float">
            <text:p>25043.3</text:p>
          </table:table-cell>
          <table:table-cell table:number-columns-repeated="1022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24104" calcext:value-type="float">
            <text:p>24104</text:p>
          </table:table-cell>
          <table:table-cell table:number-columns-repeated="1022"/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24488.7" calcext:value-type="float">
            <text:p>24488.7</text:p>
          </table:table-cell>
          <table:table-cell table:number-columns-repeated="1022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25208.3" calcext:value-type="float">
            <text:p>25208.3</text:p>
          </table:table-cell>
          <table:table-cell table:number-columns-repeated="1022"/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25190.4" calcext:value-type="float">
            <text:p>25190.4</text:p>
          </table:table-cell>
          <table:table-cell table:number-columns-repeated="1022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25503.7" calcext:value-type="float">
            <text:p>25503.7</text:p>
          </table:table-cell>
          <table:table-cell table:number-columns-repeated="1022"/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25521.1" calcext:value-type="float">
            <text:p>25521.1</text:p>
          </table:table-cell>
          <table:table-cell table:number-columns-repeated="1022"/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25684" calcext:value-type="float">
            <text:p>25684</text:p>
          </table:table-cell>
          <table:table-cell table:number-columns-repeated="1022"/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25991.8" calcext:value-type="float">
            <text:p>25991.8</text:p>
          </table:table-cell>
          <table:table-cell table:number-columns-repeated="102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6319.6" calcext:value-type="float">
            <text:p>26319.6</text:p>
          </table:table-cell>
          <table:table-cell table:number-columns-repeated="1022"/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26612.2" calcext:value-type="float">
            <text:p>26612.2</text:p>
          </table:table-cell>
          <table:table-cell table:number-columns-repeated="1022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6865.7" calcext:value-type="float">
            <text:p>26865.7</text:p>
          </table:table-cell>
          <table:table-cell table:number-columns-repeated="1022"/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27180.6" calcext:value-type="float">
            <text:p>27180.6</text:p>
          </table:table-cell>
          <table:table-cell table:number-columns-repeated="1022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7492" calcext:value-type="float">
            <text:p>27492</text:p>
          </table:table-cell>
          <table:table-cell table:number-columns-repeated="1022"/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27779.5" calcext:value-type="float">
            <text:p>27779.5</text:p>
          </table:table-cell>
          <table:table-cell table:number-columns-repeated="1022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8031.1" calcext:value-type="float">
            <text:p>28031.1</text:p>
          </table:table-cell>
          <table:table-cell table:number-columns-repeated="1022"/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28397.5" calcext:value-type="float">
            <text:p>28397.5</text:p>
          </table:table-cell>
          <table:table-cell table:number-columns-repeated="1022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8710.7" calcext:value-type="float">
            <text:p>28710.7</text:p>
          </table:table-cell>
          <table:table-cell table:number-columns-repeated="1022"/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28953.2" calcext:value-type="float">
            <text:p>28953.2</text:p>
          </table:table-cell>
          <table:table-cell table:number-columns-repeated="102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9487.2" calcext:value-type="float">
            <text:p>29487.2</text:p>
          </table:table-cell>
          <table:table-cell table:number-columns-repeated="1022"/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29640.1" calcext:value-type="float">
            <text:p>29640.1</text:p>
          </table:table-cell>
          <table:table-cell table:number-columns-repeated="1022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9915" calcext:value-type="float">
            <text:p>29915</text:p>
          </table:table-cell>
          <table:table-cell table:number-columns-repeated="1022"/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30284.1" calcext:value-type="float">
            <text:p>30284.1</text:p>
          </table:table-cell>
          <table:table-cell table:number-columns-repeated="1022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30564.4" calcext:value-type="float">
            <text:p>30564.4</text:p>
          </table:table-cell>
          <table:table-cell table:number-columns-repeated="1022"/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30915.6" calcext:value-type="float">
            <text:p>30915.6</text:p>
          </table:table-cell>
          <table:table-cell table:number-columns-repeated="1022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31198" calcext:value-type="float">
            <text:p>31198</text:p>
          </table:table-cell>
          <table:table-cell table:number-columns-repeated="1022"/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31558.6" calcext:value-type="float">
            <text:p>31558.6</text:p>
          </table:table-cell>
          <table:table-cell table:number-columns-repeated="1022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31956.3" calcext:value-type="float">
            <text:p>31956.3</text:p>
          </table:table-cell>
          <table:table-cell table:number-columns-repeated="1022"/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32055.3" calcext:value-type="float">
            <text:p>32055.3</text:p>
          </table:table-cell>
          <table:table-cell table:number-columns-repeated="102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539.3" calcext:value-type="float">
            <text:p>32539.3</text:p>
          </table:table-cell>
          <table:table-cell table:number-columns-repeated="1022"/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32779.1" calcext:value-type="float">
            <text:p>32779.1</text:p>
          </table:table-cell>
          <table:table-cell table:number-columns-repeated="1022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33105.3" calcext:value-type="float">
            <text:p>33105.3</text:p>
          </table:table-cell>
          <table:table-cell table:number-columns-repeated="1022"/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33400" calcext:value-type="float">
            <text:p>33400</text:p>
          </table:table-cell>
          <table:table-cell table:number-columns-repeated="1022"/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33835.9" calcext:value-type="float">
            <text:p>33835.9</text:p>
          </table:table-cell>
          <table:table-cell table:number-columns-repeated="1022"/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34324.4" calcext:value-type="float">
            <text:p>34324.4</text:p>
          </table:table-cell>
          <table:table-cell table:number-columns-repeated="1022"/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34482" calcext:value-type="float">
            <text:p>34482</text:p>
          </table:table-cell>
          <table:table-cell table:number-columns-repeated="1022"/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34715.4" calcext:value-type="float">
            <text:p>34715.4</text:p>
          </table:table-cell>
          <table:table-cell table:number-columns-repeated="1022"/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35090.3" calcext:value-type="float">
            <text:p>35090.3</text:p>
          </table:table-cell>
          <table:table-cell table:number-columns-repeated="1022"/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35466.7" calcext:value-type="float">
            <text:p>35466.7</text:p>
          </table:table-cell>
          <table:table-cell table:number-columns-repeated="1022"/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35908.5" calcext:value-type="float">
            <text:p>35908.5</text:p>
          </table:table-cell>
          <table:table-cell table:number-columns-repeated="1022"/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36155.4" calcext:value-type="float">
            <text:p>36155.4</text:p>
          </table:table-cell>
          <table:table-cell table:number-columns-repeated="1022"/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36603.9" calcext:value-type="float">
            <text:p>36603.9</text:p>
          </table:table-cell>
          <table:table-cell table:number-columns-repeated="1022"/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36923.3" calcext:value-type="float">
            <text:p>36923.3</text:p>
          </table:table-cell>
          <table:table-cell table:number-columns-repeated="1022"/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37181.6" calcext:value-type="float">
            <text:p>37181.6</text:p>
          </table:table-cell>
          <table:table-cell table:number-columns-repeated="1022"/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37634.8" calcext:value-type="float">
            <text:p>37634.8</text:p>
          </table:table-cell>
          <table:table-cell table:number-columns-repeated="1022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37984.8" calcext:value-type="float">
            <text:p>37984.8</text:p>
          </table:table-cell>
          <table:table-cell table:number-columns-repeated="1022"/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38356.9" calcext:value-type="float">
            <text:p>38356.9</text:p>
          </table:table-cell>
          <table:table-cell table:number-columns-repeated="1022"/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38622" calcext:value-type="float">
            <text:p>38622</text:p>
          </table:table-cell>
          <table:table-cell table:number-columns-repeated="1022"/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39023.7" calcext:value-type="float">
            <text:p>39023.7</text:p>
          </table:table-cell>
          <table:table-cell table:number-columns-repeated="1022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39416.8" calcext:value-type="float">
            <text:p>39416.8</text:p>
          </table:table-cell>
          <table:table-cell table:number-columns-repeated="1022"/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39668.1" calcext:value-type="float">
            <text:p>39668.1</text:p>
          </table:table-cell>
          <table:table-cell table:number-columns-repeated="1022"/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40142.2" calcext:value-type="float">
            <text:p>40142.2</text:p>
          </table:table-cell>
          <table:table-cell table:number-columns-repeated="1022"/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40507.2" calcext:value-type="float">
            <text:p>40507.2</text:p>
          </table:table-cell>
          <table:table-cell table:number-columns-repeated="1022"/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40845.8" calcext:value-type="float">
            <text:p>40845.8</text:p>
          </table:table-cell>
          <table:table-cell table:number-columns-repeated="1022"/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41996.7" calcext:value-type="float">
            <text:p>41996.7</text:p>
          </table:table-cell>
          <table:table-cell table:number-columns-repeated="1022"/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41608.5" calcext:value-type="float">
            <text:p>41608.5</text:p>
          </table:table-cell>
          <table:table-cell table:number-columns-repeated="1022"/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43393.4" calcext:value-type="float">
            <text:p>43393.4</text:p>
          </table:table-cell>
          <table:table-cell table:number-columns-repeated="1022"/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48784.4" calcext:value-type="float">
            <text:p>48784.4</text:p>
          </table:table-cell>
          <table:table-cell table:number-columns-repeated="1022"/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51804.4" calcext:value-type="float">
            <text:p>51804.4</text:p>
          </table:table-cell>
          <table:table-cell table:number-columns-repeated="1022"/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61606.5" calcext:value-type="float">
            <text:p>61606.5</text:p>
          </table:table-cell>
          <table:table-cell table:number-columns-repeated="1022"/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46138.1" calcext:value-type="float">
            <text:p>46138.1</text:p>
          </table:table-cell>
          <table:table-cell table:number-columns-repeated="1022"/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44783.7" calcext:value-type="float">
            <text:p>44783.7</text:p>
          </table:table-cell>
          <table:table-cell table:number-columns-repeated="1022"/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45051.4" calcext:value-type="float">
            <text:p>45051.4</text:p>
          </table:table-cell>
          <table:table-cell table:number-columns-repeated="1022"/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45420.9" calcext:value-type="float">
            <text:p>45420.9</text:p>
          </table:table-cell>
          <table:table-cell table:number-columns-repeated="1022"/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45668.2" calcext:value-type="float">
            <text:p>45668.2</text:p>
          </table:table-cell>
          <table:table-cell table:number-columns-repeated="1022"/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45794.8" calcext:value-type="float">
            <text:p>45794.8</text:p>
          </table:table-cell>
          <table:table-cell table:number-columns-repeated="1022"/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46542.4" calcext:value-type="float">
            <text:p>46542.4</text:p>
          </table:table-cell>
          <table:table-cell table:number-columns-repeated="1022"/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46319.5" calcext:value-type="float">
            <text:p>46319.5</text:p>
          </table:table-cell>
          <table:table-cell table:number-columns-repeated="1022"/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45875.4" calcext:value-type="float">
            <text:p>45875.4</text:p>
          </table:table-cell>
          <table:table-cell table:number-columns-repeated="1022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46441.5" calcext:value-type="float">
            <text:p>46441.5</text:p>
          </table:table-cell>
          <table:table-cell table:number-columns-repeated="1022"/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46691.8" calcext:value-type="float">
            <text:p>46691.8</text:p>
          </table:table-cell>
          <table:table-cell table:number-columns-repeated="1022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47104.3" calcext:value-type="float">
            <text:p>47104.3</text:p>
          </table:table-cell>
          <table:table-cell table:number-columns-repeated="1022"/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47431" calcext:value-type="float">
            <text:p>47431</text:p>
          </table:table-cell>
          <table:table-cell table:number-columns-repeated="1022"/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48040.8" calcext:value-type="float">
            <text:p>48040.8</text:p>
          </table:table-cell>
          <table:table-cell table:number-columns-repeated="1022"/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49146.5" calcext:value-type="float">
            <text:p>49146.5</text:p>
          </table:table-cell>
          <table:table-cell table:number-columns-repeated="1022"/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49516.6" calcext:value-type="float">
            <text:p>49516.6</text:p>
          </table:table-cell>
          <table:table-cell table:number-columns-repeated="1022"/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49793.4" calcext:value-type="float">
            <text:p>49793.4</text:p>
          </table:table-cell>
          <table:table-cell table:number-columns-repeated="1022"/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50840.5" calcext:value-type="float">
            <text:p>50840.5</text:p>
          </table:table-cell>
          <table:table-cell table:number-columns-repeated="1022"/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51904.1" calcext:value-type="float">
            <text:p>51904.1</text:p>
          </table:table-cell>
          <table:table-cell table:number-columns-repeated="1022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50844.5" calcext:value-type="float">
            <text:p>50844.5</text:p>
          </table:table-cell>
          <table:table-cell table:number-columns-repeated="1022"/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51202.9" calcext:value-type="float">
            <text:p>51202.9</text:p>
          </table:table-cell>
          <table:table-cell table:number-columns-repeated="1022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51624.6" calcext:value-type="float">
            <text:p>51624.6</text:p>
          </table:table-cell>
          <table:table-cell table:number-columns-repeated="1022"/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52012.8" calcext:value-type="float">
            <text:p>52012.8</text:p>
          </table:table-cell>
          <table:table-cell table:number-columns-repeated="1022"/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52369.8" calcext:value-type="float">
            <text:p>52369.8</text:p>
          </table:table-cell>
          <table:table-cell table:number-columns-repeated="1022"/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52999.7" calcext:value-type="float">
            <text:p>52999.7</text:p>
          </table:table-cell>
          <table:table-cell table:number-columns-repeated="1022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53853.1" calcext:value-type="float">
            <text:p>53853.1</text:p>
          </table:table-cell>
          <table:table-cell table:number-columns-repeated="1022"/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54012.9" calcext:value-type="float">
            <text:p>54012.9</text:p>
          </table:table-cell>
          <table:table-cell table:number-columns-repeated="1022"/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54392.9" calcext:value-type="float">
            <text:p>54392.9</text:p>
          </table:table-cell>
          <table:table-cell table:number-columns-repeated="1022"/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54980.7" calcext:value-type="float">
            <text:p>54980.7</text:p>
          </table:table-cell>
          <table:table-cell table:number-columns-repeated="1022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55202.1" calcext:value-type="float">
            <text:p>55202.1</text:p>
          </table:table-cell>
          <table:table-cell table:number-columns-repeated="1022"/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55762.7" calcext:value-type="float">
            <text:p>55762.7</text:p>
          </table:table-cell>
          <table:table-cell table:number-columns-repeated="1022"/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56000.4" calcext:value-type="float">
            <text:p>56000.4</text:p>
          </table:table-cell>
          <table:table-cell table:number-columns-repeated="1022"/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56507.5" calcext:value-type="float">
            <text:p>56507.5</text:p>
          </table:table-cell>
          <table:table-cell table:number-columns-repeated="1022"/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56669.7" calcext:value-type="float">
            <text:p>56669.7</text:p>
          </table:table-cell>
          <table:table-cell table:number-columns-repeated="1022"/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57172.3" calcext:value-type="float">
            <text:p>57172.3</text:p>
          </table:table-cell>
          <table:table-cell table:number-columns-repeated="1022"/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57402.7" calcext:value-type="float">
            <text:p>57402.7</text:p>
          </table:table-cell>
          <table:table-cell table:number-columns-repeated="1022"/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57988.6" calcext:value-type="float">
            <text:p>57988.6</text:p>
          </table:table-cell>
          <table:table-cell table:number-columns-repeated="1022"/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58259.8" calcext:value-type="float">
            <text:p>58259.8</text:p>
          </table:table-cell>
          <table:table-cell table:number-columns-repeated="1022"/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58880.6" calcext:value-type="float">
            <text:p>58880.6</text:p>
          </table:table-cell>
          <table:table-cell table:number-columns-repeated="1022"/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59251.5" calcext:value-type="float">
            <text:p>59251.5</text:p>
          </table:table-cell>
          <table:table-cell table:number-columns-repeated="1022"/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59701.2" calcext:value-type="float">
            <text:p>59701.2</text:p>
          </table:table-cell>
          <table:table-cell table:number-columns-repeated="1022"/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60151.3" calcext:value-type="float">
            <text:p>60151.3</text:p>
          </table:table-cell>
          <table:table-cell table:number-columns-repeated="1022"/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60477.7" calcext:value-type="float">
            <text:p>60477.7</text:p>
          </table:table-cell>
          <table:table-cell table:number-columns-repeated="1022"/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61055.4" calcext:value-type="float">
            <text:p>61055.4</text:p>
          </table:table-cell>
          <table:table-cell table:number-columns-repeated="1022"/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61965.6" calcext:value-type="float">
            <text:p>61965.6</text:p>
          </table:table-cell>
          <table:table-cell table:number-columns-repeated="1022"/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62595.7" calcext:value-type="float">
            <text:p>62595.7</text:p>
          </table:table-cell>
          <table:table-cell table:number-columns-repeated="1022"/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63008" calcext:value-type="float">
            <text:p>63008</text:p>
          </table:table-cell>
          <table:table-cell table:number-columns-repeated="1022"/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63391.8" calcext:value-type="float">
            <text:p>63391.8</text:p>
          </table:table-cell>
          <table:table-cell table:number-columns-repeated="1022"/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63703.7" calcext:value-type="float">
            <text:p>63703.7</text:p>
          </table:table-cell>
          <table:table-cell table:number-columns-repeated="1022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64117.7" calcext:value-type="float">
            <text:p>64117.7</text:p>
          </table:table-cell>
          <table:table-cell table:number-columns-repeated="1022"/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64631.8" calcext:value-type="float">
            <text:p>64631.8</text:p>
          </table:table-cell>
          <table:table-cell table:number-columns-repeated="1022"/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65223.7" calcext:value-type="float">
            <text:p>65223.7</text:p>
          </table:table-cell>
          <table:table-cell table:number-columns-repeated="1022"/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65746.9" calcext:value-type="float">
            <text:p>65746.9</text:p>
          </table:table-cell>
          <table:table-cell table:number-columns-repeated="1022"/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66177.4" calcext:value-type="float">
            <text:p>66177.4</text:p>
          </table:table-cell>
          <table:table-cell table:number-columns-repeated="1022"/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66457.2" calcext:value-type="float">
            <text:p>66457.2</text:p>
          </table:table-cell>
          <table:table-cell table:number-columns-repeated="1022"/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67133.6" calcext:value-type="float">
            <text:p>67133.6</text:p>
          </table:table-cell>
          <table:table-cell table:number-columns-repeated="1022"/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67473.9" calcext:value-type="float">
            <text:p>67473.9</text:p>
          </table:table-cell>
          <table:table-cell table:number-columns-repeated="1022"/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67968.5" calcext:value-type="float">
            <text:p>67968.5</text:p>
          </table:table-cell>
          <table:table-cell table:number-columns-repeated="1022"/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68512.3" calcext:value-type="float">
            <text:p>68512.3</text:p>
          </table:table-cell>
          <table:table-cell table:number-columns-repeated="1022"/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68998.2" calcext:value-type="float">
            <text:p>68998.2</text:p>
          </table:table-cell>
          <table:table-cell table:number-columns-repeated="1022"/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69516.2" calcext:value-type="float">
            <text:p>69516.2</text:p>
          </table:table-cell>
          <table:table-cell table:number-columns-repeated="1022"/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70024.2" calcext:value-type="float">
            <text:p>70024.2</text:p>
          </table:table-cell>
          <table:table-cell table:number-columns-repeated="1022"/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70379" calcext:value-type="float">
            <text:p>70379</text:p>
          </table:table-cell>
          <table:table-cell table:number-columns-repeated="1022"/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70910.2" calcext:value-type="float">
            <text:p>70910.2</text:p>
          </table:table-cell>
          <table:table-cell table:number-columns-repeated="1022"/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71267.8" calcext:value-type="float">
            <text:p>71267.8</text:p>
          </table:table-cell>
          <table:table-cell table:number-columns-repeated="1022"/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71884.1" calcext:value-type="float">
            <text:p>71884.1</text:p>
          </table:table-cell>
          <table:table-cell table:number-columns-repeated="1022"/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72317.8" calcext:value-type="float">
            <text:p>72317.8</text:p>
          </table:table-cell>
          <table:table-cell table:number-columns-repeated="1022"/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73084.6" calcext:value-type="float">
            <text:p>73084.6</text:p>
          </table:table-cell>
          <table:table-cell table:number-columns-repeated="1022"/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73288.9" calcext:value-type="float">
            <text:p>73288.9</text:p>
          </table:table-cell>
          <table:table-cell table:number-columns-repeated="1022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73926.8" calcext:value-type="float">
            <text:p>73926.8</text:p>
          </table:table-cell>
          <table:table-cell table:number-columns-repeated="1022"/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74185.5" calcext:value-type="float">
            <text:p>74185.5</text:p>
          </table:table-cell>
          <table:table-cell table:number-columns-repeated="1022"/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74934.6" calcext:value-type="float">
            <text:p>74934.6</text:p>
          </table:table-cell>
          <table:table-cell table:number-columns-repeated="1022"/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75238.3" calcext:value-type="float">
            <text:p>75238.3</text:p>
          </table:table-cell>
          <table:table-cell table:number-columns-repeated="1022"/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75986" calcext:value-type="float">
            <text:p>75986</text:p>
          </table:table-cell>
          <table:table-cell table:number-columns-repeated="1022"/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76262.9" calcext:value-type="float">
            <text:p>76262.9</text:p>
          </table:table-cell>
          <table:table-cell table:number-columns-repeated="1022"/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76885.3" calcext:value-type="float">
            <text:p>76885.3</text:p>
          </table:table-cell>
          <table:table-cell table:number-columns-repeated="1022"/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77429.7" calcext:value-type="float">
            <text:p>77429.7</text:p>
          </table:table-cell>
          <table:table-cell table:number-columns-repeated="1022"/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77994.1" calcext:value-type="float">
            <text:p>77994.1</text:p>
          </table:table-cell>
          <table:table-cell table:number-columns-repeated="1022"/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78244.1" calcext:value-type="float">
            <text:p>78244.1</text:p>
          </table:table-cell>
          <table:table-cell table:number-columns-repeated="1022"/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78719" calcext:value-type="float">
            <text:p>78719</text:p>
          </table:table-cell>
          <table:table-cell table:number-columns-repeated="1022"/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79514.2" calcext:value-type="float">
            <text:p>79514.2</text:p>
          </table:table-cell>
          <table:table-cell table:number-columns-repeated="1022"/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79715.5" calcext:value-type="float">
            <text:p>79715.5</text:p>
          </table:table-cell>
          <table:table-cell table:number-columns-repeated="1022"/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80384.1" calcext:value-type="float">
            <text:p>80384.1</text:p>
          </table:table-cell>
          <table:table-cell table:number-columns-repeated="1022"/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81001.6" calcext:value-type="float">
            <text:p>81001.6</text:p>
          </table:table-cell>
          <table:table-cell table:number-columns-repeated="1022"/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81802.7" calcext:value-type="float">
            <text:p>81802.7</text:p>
          </table:table-cell>
          <table:table-cell table:number-columns-repeated="1022"/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83696.6" calcext:value-type="float">
            <text:p>83696.6</text:p>
          </table:table-cell>
          <table:table-cell table:number-columns-repeated="1022"/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84551.8" calcext:value-type="float">
            <text:p>84551.8</text:p>
          </table:table-cell>
          <table:table-cell table:number-columns-repeated="1022"/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84799.6" calcext:value-type="float">
            <text:p>84799.6</text:p>
          </table:table-cell>
          <table:table-cell table:number-columns-repeated="1022"/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85392.8" calcext:value-type="float">
            <text:p>85392.8</text:p>
          </table:table-cell>
          <table:table-cell table:number-columns-repeated="1022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85787.4" calcext:value-type="float">
            <text:p>85787.4</text:p>
          </table:table-cell>
          <table:table-cell table:number-columns-repeated="1022"/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86583.7" calcext:value-type="float">
            <text:p>86583.7</text:p>
          </table:table-cell>
          <table:table-cell table:number-columns-repeated="1022"/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86905.8" calcext:value-type="float">
            <text:p>86905.8</text:p>
          </table:table-cell>
          <table:table-cell table:number-columns-repeated="1022"/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87632.1" calcext:value-type="float">
            <text:p>87632.1</text:p>
          </table:table-cell>
          <table:table-cell table:number-columns-repeated="1022"/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88120.7" calcext:value-type="float">
            <text:p>88120.7</text:p>
          </table:table-cell>
          <table:table-cell table:number-columns-repeated="1022"/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88776.4" calcext:value-type="float">
            <text:p>88776.4</text:p>
          </table:table-cell>
          <table:table-cell table:number-columns-repeated="1022"/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89302" calcext:value-type="float">
            <text:p>89302</text:p>
          </table:table-cell>
          <table:table-cell table:number-columns-repeated="1022"/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89745.5" calcext:value-type="float">
            <text:p>89745.5</text:p>
          </table:table-cell>
          <table:table-cell table:number-columns-repeated="1022"/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90210.1" calcext:value-type="float">
            <text:p>90210.1</text:p>
          </table:table-cell>
          <table:table-cell table:number-columns-repeated="1022"/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90881.6" calcext:value-type="float">
            <text:p>90881.6</text:p>
          </table:table-cell>
          <table:table-cell table:number-columns-repeated="1022"/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91357.2" calcext:value-type="float">
            <text:p>91357.2</text:p>
          </table:table-cell>
          <table:table-cell table:number-columns-repeated="1022"/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91623.8" calcext:value-type="float">
            <text:p>91623.8</text:p>
          </table:table-cell>
          <table:table-cell table:number-columns-repeated="1022"/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92294.8" calcext:value-type="float">
            <text:p>92294.8</text:p>
          </table:table-cell>
          <table:table-cell table:number-columns-repeated="1022"/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92817.3" calcext:value-type="float">
            <text:p>92817.3</text:p>
          </table:table-cell>
          <table:table-cell table:number-columns-repeated="1022"/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93824.2" calcext:value-type="float">
            <text:p>93824.2</text:p>
          </table:table-cell>
          <table:table-cell table:number-columns-repeated="1022"/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94227.5" calcext:value-type="float">
            <text:p>94227.5</text:p>
          </table:table-cell>
          <table:table-cell table:number-columns-repeated="1022"/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92784.6" calcext:value-type="float">
            <text:p>92784.6</text:p>
          </table:table-cell>
          <table:table-cell table:number-columns-repeated="1022"/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93282.9" calcext:value-type="float">
            <text:p>93282.9</text:p>
          </table:table-cell>
          <table:table-cell table:number-columns-repeated="1022"/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93906.9" calcext:value-type="float">
            <text:p>93906.9</text:p>
          </table:table-cell>
          <table:table-cell table:number-columns-repeated="1022"/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94135.8" calcext:value-type="float">
            <text:p>94135.8</text:p>
          </table:table-cell>
          <table:table-cell table:number-columns-repeated="1022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95008.8" calcext:value-type="float">
            <text:p>95008.8</text:p>
          </table:table-cell>
          <table:table-cell table:number-columns-repeated="1022"/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95588.1" calcext:value-type="float">
            <text:p>95588.1</text:p>
          </table:table-cell>
          <table:table-cell table:number-columns-repeated="1022"/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95830.3" calcext:value-type="float">
            <text:p>95830.3</text:p>
          </table:table-cell>
          <table:table-cell table:number-columns-repeated="1022"/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96684.7" calcext:value-type="float">
            <text:p>96684.7</text:p>
          </table:table-cell>
          <table:table-cell table:number-columns-repeated="1022"/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96915.2" calcext:value-type="float">
            <text:p>96915.2</text:p>
          </table:table-cell>
          <table:table-cell table:number-columns-repeated="1022"/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97745.6" calcext:value-type="float">
            <text:p>97745.6</text:p>
          </table:table-cell>
          <table:table-cell table:number-columns-repeated="1022"/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98205.4" calcext:value-type="float">
            <text:p>98205.4</text:p>
          </table:table-cell>
          <table:table-cell table:number-columns-repeated="1022"/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98616.6" calcext:value-type="float">
            <text:p>98616.6</text:p>
          </table:table-cell>
          <table:table-cell table:number-columns-repeated="1022"/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99561.4" calcext:value-type="float">
            <text:p>99561.4</text:p>
          </table:table-cell>
          <table:table-cell table:number-columns-repeated="1022"/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100102" calcext:value-type="float">
            <text:p>100102</text:p>
          </table:table-cell>
          <table:table-cell table:number-columns-repeated="1022"/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102702" calcext:value-type="float">
            <text:p>102702</text:p>
          </table:table-cell>
          <table:table-cell table:number-columns-repeated="1022"/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103447" calcext:value-type="float">
            <text:p>103447</text:p>
          </table:table-cell>
          <table:table-cell table:number-columns-repeated="1022"/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103867" calcext:value-type="float">
            <text:p>103867</text:p>
          </table:table-cell>
          <table:table-cell table:number-columns-repeated="1022"/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104495" calcext:value-type="float">
            <text:p>104495</text:p>
          </table:table-cell>
          <table:table-cell table:number-columns-repeated="1022"/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105222" calcext:value-type="float">
            <text:p>105222</text:p>
          </table:table-cell>
          <table:table-cell table:number-columns-repeated="1022"/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105878" calcext:value-type="float">
            <text:p>105878</text:p>
          </table:table-cell>
          <table:table-cell table:number-columns-repeated="1022"/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106325" calcext:value-type="float">
            <text:p>106325</text:p>
          </table:table-cell>
          <table:table-cell table:number-columns-repeated="1022"/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106765" calcext:value-type="float">
            <text:p>106765</text:p>
          </table:table-cell>
          <table:table-cell table:number-columns-repeated="1022"/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107280" calcext:value-type="float">
            <text:p>107280</text:p>
          </table:table-cell>
          <table:table-cell table:number-columns-repeated="1022"/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108065" calcext:value-type="float">
            <text:p>108065</text:p>
          </table:table-cell>
          <table:table-cell table:number-columns-repeated="1022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08692" calcext:value-type="float">
            <text:p>108692</text:p>
          </table:table-cell>
          <table:table-cell table:number-columns-repeated="1022"/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109126" calcext:value-type="float">
            <text:p>109126</text:p>
          </table:table-cell>
          <table:table-cell table:number-columns-repeated="1022"/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109826" calcext:value-type="float">
            <text:p>109826</text:p>
          </table:table-cell>
          <table:table-cell table:number-columns-repeated="1022"/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110902" calcext:value-type="float">
            <text:p>110902</text:p>
          </table:table-cell>
          <table:table-cell table:number-columns-repeated="1022"/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111243" calcext:value-type="float">
            <text:p>111243</text:p>
          </table:table-cell>
          <table:table-cell table:number-columns-repeated="1022"/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111543" calcext:value-type="float">
            <text:p>111543</text:p>
          </table:table-cell>
          <table:table-cell table:number-columns-repeated="1022"/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111575" calcext:value-type="float">
            <text:p>111575</text:p>
          </table:table-cell>
          <table:table-cell table:number-columns-repeated="1022"/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110725" calcext:value-type="float">
            <text:p>110725</text:p>
          </table:table-cell>
          <table:table-cell table:number-columns-repeated="1022"/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111008" calcext:value-type="float">
            <text:p>111008</text:p>
          </table:table-cell>
          <table:table-cell table:number-columns-repeated="1022"/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111859" calcext:value-type="float">
            <text:p>111859</text:p>
          </table:table-cell>
          <table:table-cell table:number-columns-repeated="1022"/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112326" calcext:value-type="float">
            <text:p>112326</text:p>
          </table:table-cell>
          <table:table-cell table:number-columns-repeated="1022"/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113229" calcext:value-type="float">
            <text:p>113229</text:p>
          </table:table-cell>
          <table:table-cell table:number-columns-repeated="1022"/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113875" calcext:value-type="float">
            <text:p>113875</text:p>
          </table:table-cell>
          <table:table-cell table:number-columns-repeated="1022"/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114157" calcext:value-type="float">
            <text:p>114157</text:p>
          </table:table-cell>
          <table:table-cell table:number-columns-repeated="1022"/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114688" calcext:value-type="float">
            <text:p>114688</text:p>
          </table:table-cell>
          <table:table-cell table:number-columns-repeated="1022"/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115378" calcext:value-type="float">
            <text:p>115378</text:p>
          </table:table-cell>
          <table:table-cell table:number-columns-repeated="1022"/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116058" calcext:value-type="float">
            <text:p>116058</text:p>
          </table:table-cell>
          <table:table-cell table:number-columns-repeated="1022"/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116566" calcext:value-type="float">
            <text:p>116566</text:p>
          </table:table-cell>
          <table:table-cell table:number-columns-repeated="1022"/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117318" calcext:value-type="float">
            <text:p>117318</text:p>
          </table:table-cell>
          <table:table-cell table:number-columns-repeated="1022"/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117866" calcext:value-type="float">
            <text:p>117866</text:p>
          </table:table-cell>
          <table:table-cell table:number-columns-repeated="1022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18485" calcext:value-type="float">
            <text:p>118485</text:p>
          </table:table-cell>
          <table:table-cell table:number-columns-repeated="1022"/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119004" calcext:value-type="float">
            <text:p>119004</text:p>
          </table:table-cell>
          <table:table-cell table:number-columns-repeated="1022"/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119690" calcext:value-type="float">
            <text:p>119690</text:p>
          </table:table-cell>
          <table:table-cell table:number-columns-repeated="1022"/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120137" calcext:value-type="float">
            <text:p>120137</text:p>
          </table:table-cell>
          <table:table-cell table:number-columns-repeated="1022"/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121089" calcext:value-type="float">
            <text:p>121089</text:p>
          </table:table-cell>
          <table:table-cell table:number-columns-repeated="1022"/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121525" calcext:value-type="float">
            <text:p>121525</text:p>
          </table:table-cell>
          <table:table-cell table:number-columns-repeated="1022"/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122469" calcext:value-type="float">
            <text:p>122469</text:p>
          </table:table-cell>
          <table:table-cell table:number-columns-repeated="1022"/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123099" calcext:value-type="float">
            <text:p>123099</text:p>
          </table:table-cell>
          <table:table-cell table:number-columns-repeated="1022"/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123543" calcext:value-type="float">
            <text:p>123543</text:p>
          </table:table-cell>
          <table:table-cell table:number-columns-repeated="1022"/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124038" calcext:value-type="float">
            <text:p>124038</text:p>
          </table:table-cell>
          <table:table-cell table:number-columns-repeated="1022"/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124802" calcext:value-type="float">
            <text:p>124802</text:p>
          </table:table-cell>
          <table:table-cell table:number-columns-repeated="1022"/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125580" calcext:value-type="float">
            <text:p>125580</text:p>
          </table:table-cell>
          <table:table-cell table:number-columns-repeated="1022"/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126372" calcext:value-type="float">
            <text:p>126372</text:p>
          </table:table-cell>
          <table:table-cell table:number-columns-repeated="1022"/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126808" calcext:value-type="float">
            <text:p>126808</text:p>
          </table:table-cell>
          <table:table-cell table:number-columns-repeated="1022"/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127325" calcext:value-type="float">
            <text:p>127325</text:p>
          </table:table-cell>
          <table:table-cell table:number-columns-repeated="1022"/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128047" calcext:value-type="float">
            <text:p>128047</text:p>
          </table:table-cell>
          <table:table-cell table:number-columns-repeated="1022"/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128843" calcext:value-type="float">
            <text:p>128843</text:p>
          </table:table-cell>
          <table:table-cell table:number-columns-repeated="1022"/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129313" calcext:value-type="float">
            <text:p>129313</text:p>
          </table:table-cell>
          <table:table-cell table:number-columns-repeated="1022"/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130028" calcext:value-type="float">
            <text:p>130028</text:p>
          </table:table-cell>
          <table:table-cell table:number-columns-repeated="1022"/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130570" calcext:value-type="float">
            <text:p>130570</text:p>
          </table:table-cell>
          <table:table-cell table:number-columns-repeated="102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31237" calcext:value-type="float">
            <text:p>131237</text:p>
          </table:table-cell>
          <table:table-cell table:number-columns-repeated="1022"/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132037" calcext:value-type="float">
            <text:p>132037</text:p>
          </table:table-cell>
          <table:table-cell table:number-columns-repeated="1022"/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132577" calcext:value-type="float">
            <text:p>132577</text:p>
          </table:table-cell>
          <table:table-cell table:number-columns-repeated="1022"/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133228" calcext:value-type="float">
            <text:p>133228</text:p>
          </table:table-cell>
          <table:table-cell table:number-columns-repeated="1022"/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133830" calcext:value-type="float">
            <text:p>133830</text:p>
          </table:table-cell>
          <table:table-cell table:number-columns-repeated="1022"/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134770" calcext:value-type="float">
            <text:p>134770</text:p>
          </table:table-cell>
          <table:table-cell table:number-columns-repeated="1022"/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135367" calcext:value-type="float">
            <text:p>135367</text:p>
          </table:table-cell>
          <table:table-cell table:number-columns-repeated="1022"/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135970" calcext:value-type="float">
            <text:p>135970</text:p>
          </table:table-cell>
          <table:table-cell table:number-columns-repeated="1022"/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136759" calcext:value-type="float">
            <text:p>136759</text:p>
          </table:table-cell>
          <table:table-cell table:number-columns-repeated="1022"/>
        </table:table-row>
        <table:table-row table:style-name="ro1">
          <table:table-cell office:value-type="float" office:value="204500" calcext:value-type="float">
            <text:p>204500</text:p>
          </table:table-cell>
          <table:table-cell office:value-type="float" office:value="137282" calcext:value-type="float">
            <text:p>137282</text:p>
          </table:table-cell>
          <table:table-cell table:number-columns-repeated="1022"/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137998" calcext:value-type="float">
            <text:p>137998</text:p>
          </table:table-cell>
          <table:table-cell table:number-columns-repeated="1022"/>
        </table:table-row>
        <table:table-row table:style-name="ro1">
          <table:table-cell office:value-type="float" office:value="205500" calcext:value-type="float">
            <text:p>205500</text:p>
          </table:table-cell>
          <table:table-cell office:value-type="float" office:value="138685" calcext:value-type="float">
            <text:p>138685</text:p>
          </table:table-cell>
          <table:table-cell table:number-columns-repeated="1022"/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139480" calcext:value-type="float">
            <text:p>139480</text:p>
          </table:table-cell>
          <table:table-cell table:number-columns-repeated="1022"/>
        </table:table-row>
        <table:table-row table:style-name="ro1">
          <table:table-cell office:value-type="float" office:value="206500" calcext:value-type="float">
            <text:p>206500</text:p>
          </table:table-cell>
          <table:table-cell office:value-type="float" office:value="139724" calcext:value-type="float">
            <text:p>139724</text:p>
          </table:table-cell>
          <table:table-cell table:number-columns-repeated="1022"/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140289" calcext:value-type="float">
            <text:p>140289</text:p>
          </table:table-cell>
          <table:table-cell table:number-columns-repeated="1022"/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141311" calcext:value-type="float">
            <text:p>141311</text:p>
          </table:table-cell>
          <table:table-cell table:number-columns-repeated="1022"/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142274" calcext:value-type="float">
            <text:p>142274</text:p>
          </table:table-cell>
          <table:table-cell table:number-columns-repeated="1022"/>
        </table:table-row>
        <table:table-row table:style-name="ro1">
          <table:table-cell office:value-type="float" office:value="208500" calcext:value-type="float">
            <text:p>208500</text:p>
          </table:table-cell>
          <table:table-cell office:value-type="float" office:value="142765" calcext:value-type="float">
            <text:p>142765</text:p>
          </table:table-cell>
          <table:table-cell table:number-columns-repeated="1022"/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143645" calcext:value-type="float">
            <text:p>143645</text:p>
          </table:table-cell>
          <table:table-cell table:number-columns-repeated="1022"/>
        </table:table-row>
        <table:table-row table:style-name="ro1">
          <table:table-cell office:value-type="float" office:value="209500" calcext:value-type="float">
            <text:p>209500</text:p>
          </table:table-cell>
          <table:table-cell office:value-type="float" office:value="144132" calcext:value-type="float">
            <text:p>144132</text:p>
          </table:table-cell>
          <table:table-cell table:number-columns-repeated="1022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44624" calcext:value-type="float">
            <text:p>144624</text:p>
          </table:table-cell>
          <table:table-cell table:number-columns-repeated="1022"/>
        </table:table-row>
        <table:table-row table:style-name="ro1">
          <table:table-cell office:value-type="float" office:value="210500" calcext:value-type="float">
            <text:p>210500</text:p>
          </table:table-cell>
          <table:table-cell office:value-type="float" office:value="145220" calcext:value-type="float">
            <text:p>145220</text:p>
          </table:table-cell>
          <table:table-cell table:number-columns-repeated="1022"/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145816" calcext:value-type="float">
            <text:p>145816</text:p>
          </table:table-cell>
          <table:table-cell table:number-columns-repeated="1022"/>
        </table:table-row>
        <table:table-row table:style-name="ro1">
          <table:table-cell office:value-type="float" office:value="211500" calcext:value-type="float">
            <text:p>211500</text:p>
          </table:table-cell>
          <table:table-cell office:value-type="float" office:value="146817" calcext:value-type="float">
            <text:p>146817</text:p>
          </table:table-cell>
          <table:table-cell table:number-columns-repeated="1022"/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147532" calcext:value-type="float">
            <text:p>147532</text:p>
          </table:table-cell>
          <table:table-cell table:number-columns-repeated="1022"/>
        </table:table-row>
        <table:table-row table:style-name="ro1">
          <table:table-cell office:value-type="float" office:value="212500" calcext:value-type="float">
            <text:p>212500</text:p>
          </table:table-cell>
          <table:table-cell office:value-type="float" office:value="148419" calcext:value-type="float">
            <text:p>148419</text:p>
          </table:table-cell>
          <table:table-cell table:number-columns-repeated="1022"/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149154" calcext:value-type="float">
            <text:p>149154</text:p>
          </table:table-cell>
          <table:table-cell table:number-columns-repeated="1022"/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149763" calcext:value-type="float">
            <text:p>149763</text:p>
          </table:table-cell>
          <table:table-cell table:number-columns-repeated="1022"/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150470" calcext:value-type="float">
            <text:p>150470</text:p>
          </table:table-cell>
          <table:table-cell table:number-columns-repeated="1022"/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150594" calcext:value-type="float">
            <text:p>150594</text:p>
          </table:table-cell>
          <table:table-cell table:number-columns-repeated="1022"/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151507" calcext:value-type="float">
            <text:p>151507</text:p>
          </table:table-cell>
          <table:table-cell table:number-columns-repeated="1022"/>
        </table:table-row>
        <table:table-row table:style-name="ro1">
          <table:table-cell office:value-type="float" office:value="215500" calcext:value-type="float">
            <text:p>215500</text:p>
          </table:table-cell>
          <table:table-cell office:value-type="float" office:value="152573" calcext:value-type="float">
            <text:p>152573</text:p>
          </table:table-cell>
          <table:table-cell table:number-columns-repeated="1022"/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153057" calcext:value-type="float">
            <text:p>153057</text:p>
          </table:table-cell>
          <table:table-cell table:number-columns-repeated="1022"/>
        </table:table-row>
        <table:table-row table:style-name="ro1">
          <table:table-cell office:value-type="float" office:value="216500" calcext:value-type="float">
            <text:p>216500</text:p>
          </table:table-cell>
          <table:table-cell office:value-type="float" office:value="153954" calcext:value-type="float">
            <text:p>153954</text:p>
          </table:table-cell>
          <table:table-cell table:number-columns-repeated="1022"/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154848" calcext:value-type="float">
            <text:p>154848</text:p>
          </table:table-cell>
          <table:table-cell table:number-columns-repeated="1022"/>
        </table:table-row>
        <table:table-row table:style-name="ro1">
          <table:table-cell office:value-type="float" office:value="217500" calcext:value-type="float">
            <text:p>217500</text:p>
          </table:table-cell>
          <table:table-cell office:value-type="float" office:value="155226" calcext:value-type="float">
            <text:p>155226</text:p>
          </table:table-cell>
          <table:table-cell table:number-columns-repeated="1022"/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156077" calcext:value-type="float">
            <text:p>156077</text:p>
          </table:table-cell>
          <table:table-cell table:number-columns-repeated="1022"/>
        </table:table-row>
        <table:table-row table:style-name="ro1">
          <table:table-cell office:value-type="float" office:value="218500" calcext:value-type="float">
            <text:p>218500</text:p>
          </table:table-cell>
          <table:table-cell office:value-type="float" office:value="156865" calcext:value-type="float">
            <text:p>156865</text:p>
          </table:table-cell>
          <table:table-cell table:number-columns-repeated="1022"/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157615" calcext:value-type="float">
            <text:p>157615</text:p>
          </table:table-cell>
          <table:table-cell table:number-columns-repeated="1022"/>
        </table:table-row>
        <table:table-row table:style-name="ro1">
          <table:table-cell office:value-type="float" office:value="219500" calcext:value-type="float">
            <text:p>219500</text:p>
          </table:table-cell>
          <table:table-cell office:value-type="float" office:value="158054" calcext:value-type="float">
            <text:p>158054</text:p>
          </table:table-cell>
          <table:table-cell table:number-columns-repeated="1022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158912" calcext:value-type="float">
            <text:p>158912</text:p>
          </table:table-cell>
          <table:table-cell table:number-columns-repeated="1022"/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float" office:value="159429" calcext:value-type="float">
            <text:p>159429</text:p>
          </table:table-cell>
          <table:table-cell table:number-columns-repeated="1022"/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160685" calcext:value-type="float">
            <text:p>160685</text:p>
          </table:table-cell>
          <table:table-cell table:number-columns-repeated="1022"/>
        </table:table-row>
        <table:table-row table:style-name="ro1">
          <table:table-cell office:value-type="float" office:value="221500" calcext:value-type="float">
            <text:p>221500</text:p>
          </table:table-cell>
          <table:table-cell office:value-type="float" office:value="161055" calcext:value-type="float">
            <text:p>161055</text:p>
          </table:table-cell>
          <table:table-cell table:number-columns-repeated="1022"/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162074" calcext:value-type="float">
            <text:p>162074</text:p>
          </table:table-cell>
          <table:table-cell table:number-columns-repeated="1022"/>
        </table:table-row>
        <table:table-row table:style-name="ro1">
          <table:table-cell office:value-type="float" office:value="222500" calcext:value-type="float">
            <text:p>222500</text:p>
          </table:table-cell>
          <table:table-cell office:value-type="float" office:value="162723" calcext:value-type="float">
            <text:p>162723</text:p>
          </table:table-cell>
          <table:table-cell table:number-columns-repeated="1022"/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163078" calcext:value-type="float">
            <text:p>163078</text:p>
          </table:table-cell>
          <table:table-cell table:number-columns-repeated="1022"/>
        </table:table-row>
        <table:table-row table:style-name="ro1">
          <table:table-cell office:value-type="float" office:value="223500" calcext:value-type="float">
            <text:p>223500</text:p>
          </table:table-cell>
          <table:table-cell office:value-type="float" office:value="164113" calcext:value-type="float">
            <text:p>164113</text:p>
          </table:table-cell>
          <table:table-cell table:number-columns-repeated="1022"/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164627" calcext:value-type="float">
            <text:p>164627</text:p>
          </table:table-cell>
          <table:table-cell table:number-columns-repeated="1022"/>
        </table:table-row>
        <table:table-row table:style-name="ro1">
          <table:table-cell office:value-type="float" office:value="224500" calcext:value-type="float">
            <text:p>224500</text:p>
          </table:table-cell>
          <table:table-cell office:value-type="float" office:value="165312" calcext:value-type="float">
            <text:p>165312</text:p>
          </table:table-cell>
          <table:table-cell table:number-columns-repeated="1022"/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166621" calcext:value-type="float">
            <text:p>166621</text:p>
          </table:table-cell>
          <table:table-cell table:number-columns-repeated="1022"/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157379" calcext:value-type="float">
            <text:p>157379</text:p>
          </table:table-cell>
          <table:table-cell table:number-columns-repeated="1022"/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157379" calcext:value-type="float">
            <text:p>157379</text:p>
          </table:table-cell>
          <table:table-cell table:number-columns-repeated="1022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8-03-23T09:49:38</meta:creation-date>
    <dc:date>2018-03-23T09:49:38</dc:date>
    <meta:generator>LibreOffice/5.4.5.1$Linux_X86_64 LibreOffice_project/40m0$Build-1</meta:generator>
    <meta:document-statistic meta:table-count="1" meta:cell-count="902" meta:object-count="0"/>
    <meta:user-defined meta:name="AppVersion">2.5</meta:user-defined>
  </office:meta>
</office:document-meta>
</file>